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6d8" officeooo:paragraph-rsid="000cd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(“Hello World”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0:15:44.166195537</meta:creation-date>
    <dc:date>2025-03-10T20:16:06.595537561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24.2.7.2$Linux_X86_64 LibreOffice_project/420$Build-2</meta:generator>
  </office:meta>
</office:document-meta>
</file>